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velopment Tools – Asteroids UI<text:line-break/>Anton Hedlund, FG22GPSTO</text:h>
      <text:h text:style-name="Heading_20_3" text:outline-level="3">UI Toolkit</text:h>
      <text:p text:style-name="Text_20_body">The first step in this project was to clean up the data storage for the player ship and incoming asteroids. Their properties were saved as SerializedProperty fields on the respective MonoBehaviours, which has some weaknesses. Edits are not saveable in runtime, making changes requires locking the entire prefab, and most importantly for the sake of this assignment, the fields are much harder to access through a custom Editor as they are split up between many different components. I created two ScriptableObjects, AsteroidSettings, and ShipSettings, that contained the data instead.</text:p>
      <text:p text:style-name="Text_20_body">For the custom editor tool I made, my goal was to do as much as possible in C# code, and primarily use the UI Builder view to make Style Classes that I could apply in code. The way I imagine the workflow of using the UI Toolkit on a larger project is that a designer or artist would establish the Style Sheets and Style Classes for the project, and as a programmer I would create the functionality and apply the established styles in code.</text:p>
      <text:p text:style-name="Text_20_body">The tool has two options; editing Asteroid Settings, and Ship Settings.</text:p>
      <text:p text:style-name="Text_20_body">For Ship Settings I handled the interface manually, creating PropertyFields for Throttle, Rotation and Starting Health. </text:p>
      <text:p text:style-name="Text_20_body">The implementation of <text:s/>editing Asteroid Settings was much more interesting. I wanted to dynamically fetch the data from the settings asset, without having to update the UI tool code if more setting fields were added to the ScriptableObject. It turns out there are fairly straightforward ways of doing this.</text:p>
      <text:p text:style-name="Text_20_body">First of all, I made a dropdown list that fetches all Asteroid Settings assets in the project and presents them in a list. Once you choose one, I create a SerializedObject using that asset. The SerializedObject has a method, ".GetIterator()", which returns a SerializedProperty that can iterate through all properties in the asset using the ".Next()" iterator. For my use, I used the "NextVisible()" iterator instead, as I did not want to access the base properties all SerializedObjects have. This way I could dynamically generate all fields for the custom editor.</text:p>
      <text:p text:style-name="Text_20_body">One of the most significant hurdles for this implementation was to figure out how bindings worked when performed entirely in code. For the basic PropertyField Visual Element, this was very simple. The constructor for creating a new PropertyField included a SerializedProperty parameter, which when filled in allowed me to call the ".Bind()" method on my Serialized Object asset, and it just worked. For other types of VisualElements, for example the MinMaxSlider, for some reason the constructor did -not- include a PropertyField parameter, which was something I missed. Therefore, when trying to Bind() to the SerializedObject, nothing happened. To remedy this, a manual setting of the binding path of the Slider element was neccesary before calling Bind() to the SerializedObject.</text:p>
      <text:p text:style-name="Text_20_body">Disregarding the issues I had in making the data bindings work, it is a very useful tool. Not having to manually set CallBack events for every single data field makes for much cleaner code. Another issue with CallBack events to update data is that it only works in one direction, which was an issue I saw some other students experiencing. The event would update the ScriptableObject when a change was made in the custom editor, but not vice versa.</text:p>
      <text:p text:style-name="Text_20_body">Summarizing, the UI Toolkit workflow had upsides and downsides. The hard part was understanding the connections between the C# code, StyleSheets and the UI Builder interface, with different syntaxes and styles. You constantly have to read and re-read example implementations to <text:soft-page-break/>make sure you don't miss important steps, and I found it hard to build proper intuition about how to do things.</text:p>
      <text:p text:style-name="Text_20_body">Apart from this, the UI Toolkit seems very powerful. There are so many resources and templates for css styles, and being able to use that for your UI design is very helpful. The ability to create and edit layouts and styles in a visual tool separate from code is also good, it will probably be easier to involve artists and designers in the process because of it.</text:p>
      <text:p text:style-name="Text_20_body">Finally, I want to mention that I have not talked a lot about ScriptableObjects in this document. I have already used SO:s extensively in other projects, and so I decided to focus on the UI Toolkit aspect of this course. <text:a xlink:type="simple" xlink:href="https://github.com/AntonHedlundFG/2DTimeShooter/tree/main/Assets/Player Ability System" text:style-name="Internet_20_link" text:visited-style-name="Visited_20_Internet_20_Link">Here is a link to a Github folder</text:a> for a little test project I made where I have a simple player ability system using SO: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7M42S</meta:editing-duration>
    <meta:editing-cycles>4</meta:editing-cycles>
    <meta:generator>OpenOffice/4.1.11$Win32 OpenOffice.org_project/4111m1$Build-9808</meta:generator>
    <dc:date>2023-01-19T10:53:14.14</dc:date>
    <meta:document-statistic meta:table-count="0" meta:image-count="0" meta:object-count="0" meta:page-count="2" meta:paragraph-count="13" meta:word-count="742" meta:character-count="4476"/>
    <meta:user-defined meta:name="Info 1"/>
    <meta:user-defined meta:name="Info 2"/>
    <meta:user-defined meta:name="Info 3"/>
    <meta:user-defined meta:name="Info 4"/>
  </office:meta>
</office:document-meta>
</file>